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F0000044F6168D8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 Semibold" svg:font-family="'Source Code Pro Semibold'" style:font-pitch="fixed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P5" style:family="paragraph" style:parent-style-name="Text_20_body">
      <style:text-properties fo:language="cs" fo:country="CZ"/>
    </style:style>
    <style:style style:name="P6" style:family="paragraph" style:parent-style-name="Text_20_body">
      <style:text-properties fo:language="cs" fo:country="CZ" officeooo:rsid="004b95cd" officeooo:paragraph-rsid="004b95cd"/>
    </style:style>
    <style:style style:name="P7" style:family="paragraph" style:parent-style-name="Text_20_body">
      <style:text-properties fo:language="cs" fo:country="CZ" officeooo:rsid="004f49ed" officeooo:paragraph-rsid="004f49ed"/>
    </style:style>
    <style:style style:name="P8" style:family="paragraph" style:parent-style-name="Text_20_body">
      <style:text-properties fo:language="cs" fo:country="CZ" officeooo:rsid="0055bd7b" officeooo:paragraph-rsid="0055bd7b"/>
    </style:style>
    <style:style style:name="P9" style:family="paragraph" style:parent-style-name="Text_20_body">
      <style:text-properties style:font-name="Liberation Serif" fo:language="cs" fo:country="CZ" officeooo:rsid="002e0b75" officeooo:paragraph-rsid="003f0542"/>
    </style:style>
    <style:style style:name="P10" style:family="paragraph" style:parent-style-name="Text_20_body">
      <style:text-properties style:font-name="Liberation Serif" fo:language="cs" fo:country="CZ" officeooo:rsid="002e0b75" officeooo:paragraph-rsid="0041ac73"/>
    </style:style>
    <style:style style:name="P11" style:family="paragraph" style:parent-style-name="Text_20_body">
      <style:text-properties style:font-name="Liberation Serif" fo:language="cs" fo:country="CZ" officeooo:rsid="002e0b75" officeooo:paragraph-rsid="0044c08e"/>
    </style:style>
    <style:style style:name="P12" style:family="paragraph" style:parent-style-name="Text_20_body">
      <style:text-properties officeooo:rsid="00476bb2" officeooo:paragraph-rsid="004a67c5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break-before="page"/>
      <style:text-properties style:font-name="Liberation Sans" fo:language="cs" fo:country="CZ" officeooo:rsid="002d4293" officeooo:paragraph-rsid="002d4293"/>
    </style:style>
    <style:style style:name="P17" style:family="paragraph" style:parent-style-name="Heading_20_1">
      <style:paragraph-properties fo:break-before="page"/>
      <style:text-properties officeooo:paragraph-rsid="002d4293"/>
    </style:style>
    <style:style style:name="P18" style:family="paragraph" style:parent-style-name="Heading_20_2">
      <style:text-properties fo:font-weight="bold" officeooo:rsid="00419687" officeooo:paragraph-rsid="00419687" style:font-weight-asian="bold" style:font-weight-complex="bold"/>
    </style:style>
    <style:style style:name="P19" style:family="paragraph" style:parent-style-name="Heading_20_2">
      <style:text-properties officeooo:rsid="00465172" officeooo:paragraph-rsid="00465172"/>
    </style:style>
    <style:style style:name="P20" style:family="paragraph" style:parent-style-name="Heading_20_2">
      <style:text-properties fo:language="cs" fo:country="CZ"/>
    </style:style>
    <style:style style:name="P21" style:family="paragraph" style:parent-style-name="Heading_20_3">
      <style:text-properties fo:font-weight="normal" style:font-weight-asian="normal" style:font-weight-complex="normal"/>
    </style:style>
    <style:style style:name="P22" style:family="paragraph" style:parent-style-name="Heading_20_3">
      <style:text-properties fo:font-weight="normal" officeooo:paragraph-rsid="0041e450" style:font-weight-asian="normal" style:font-weight-complex="normal"/>
    </style:style>
    <style:style style:name="P23" style:family="paragraph" style:parent-style-name="Heading_20_3">
      <style:text-properties fo:font-weight="normal" officeooo:rsid="00768841" officeooo:paragraph-rsid="00768841" style:font-weight-asian="normal" style:font-weight-complex="normal"/>
    </style:style>
    <style:style style:name="P24" style:family="paragraph" style:parent-style-name="Heading_20_3">
      <style:text-properties fo:language="cs" fo:country="CZ"/>
    </style:style>
    <style:style style:name="P25" style:family="paragraph" style:parent-style-name="Heading_20_3">
      <style:text-properties fo:language="cs" fo:country="CZ" fo:font-weight="normal" style:font-weight-asian="normal" style:font-weight-complex="normal"/>
    </style:style>
    <style:style style:name="P26" style:family="paragraph" style:parent-style-name="Heading_20_3">
      <style:paragraph-properties fo:break-before="column"/>
      <style:text-properties fo:language="cs" fo:country="CZ" fo:font-weight="normal" officeooo:rsid="0055bd7b" officeooo:paragraph-rsid="0055bd7b" style:font-weight-asian="normal" style:font-weight-complex="normal"/>
    </style:style>
    <style:style style:name="P27" style:family="paragraph" style:parent-style-name="Heading_20_3">
      <style:text-properties fo:language="cs" fo:country="CZ" fo:font-weight="normal" officeooo:rsid="005ae030" officeooo:paragraph-rsid="005ae030" style:font-weight-asian="normal" style:font-weight-complex="normal"/>
    </style:style>
    <style:style style:name="P28" style:family="paragraph" style:parent-style-name="Heading_20_3">
      <style:text-properties fo:language="cs" fo:country="CZ" fo:font-weight="normal" officeooo:rsid="0068ab2e" officeooo:paragraph-rsid="0068ab2e" style:font-weight-asian="normal" style:font-weight-complex="normal"/>
    </style:style>
    <style:style style:name="P29" style:family="paragraph" style:parent-style-name="Heading_20_3">
      <style:text-properties fo:language="cs" fo:country="CZ" fo:font-weight="normal" officeooo:rsid="00754037" officeooo:paragraph-rsid="00754037" style:font-weight-asian="normal" style:font-weight-complex="normal"/>
    </style:style>
    <style:style style:name="P30" style:family="paragraph" style:parent-style-name="Heading_20_3">
      <style:text-properties officeooo:rsid="006c22a4" officeooo:paragraph-rsid="006c22a4"/>
    </style:style>
    <style:style style:name="P31" style:family="paragraph" style:parent-style-name="Text_20_body">
      <style:text-properties fo:language="cs" fo:country="CZ" officeooo:rsid="005eec7c" officeooo:paragraph-rsid="005eec7c"/>
    </style:style>
    <style:style style:name="P32" style:family="paragraph" style:parent-style-name="Text_20_body">
      <style:text-properties fo:language="cs" fo:country="CZ" officeooo:rsid="0067914d" officeooo:paragraph-rsid="0068ab2e"/>
    </style:style>
    <style:style style:name="P33" style:family="paragraph" style:parent-style-name="Text_20_body">
      <style:text-properties fo:language="cs" fo:country="CZ" officeooo:rsid="0068ab2e" officeooo:paragraph-rsid="0068ab2e"/>
    </style:style>
    <style:style style:name="P34" style:family="paragraph" style:parent-style-name="Text_20_body">
      <style:text-properties fo:language="cs" fo:country="CZ" officeooo:rsid="00754037" officeooo:paragraph-rsid="00754037"/>
    </style:style>
    <style:style style:name="P35" style:family="paragraph" style:parent-style-name="Text_20_body">
      <style:text-properties fo:language="cs" fo:country="CZ" officeooo:rsid="00738582" officeooo:paragraph-rsid="00738582"/>
    </style:style>
    <style:style style:name="P36" style:family="paragraph" style:parent-style-name="Text_20_body">
      <style:text-properties officeooo:paragraph-rsid="00728b2e"/>
    </style:style>
    <style:style style:name="P37" style:family="paragraph" style:parent-style-name="Text_20_body">
      <style:text-properties officeooo:rsid="00783617" officeooo:paragraph-rsid="00783617"/>
    </style:style>
    <style:style style:name="T1" style:family="text">
      <style:text-properties officeooo:rsid="0023a96f"/>
    </style:style>
    <style:style style:name="T2" style:family="text">
      <style:text-properties officeooo:rsid="0024a5af"/>
    </style:style>
    <style:style style:name="T3" style:family="text">
      <style:text-properties fo:language="cs" fo:country="CZ"/>
    </style:style>
    <style:style style:name="T4" style:family="text">
      <style:text-properties fo:language="cs" fo:country="CZ" officeooo:rsid="00487b07"/>
    </style:style>
    <style:style style:name="T5" style:family="text">
      <style:text-properties fo:language="cs" fo:country="CZ" officeooo:rsid="0048bbbe"/>
    </style:style>
    <style:style style:name="T6" style:family="text">
      <style:text-properties fo:language="cs" fo:country="CZ" officeooo:rsid="00528d87"/>
    </style:style>
    <style:style style:name="T7" style:family="text">
      <style:text-properties fo:language="cs" fo:country="CZ" fo:font-weight="normal" style:font-weight-asian="normal" style:font-weight-complex="normal"/>
    </style:style>
    <style:style style:name="T8" style:family="text">
      <style:text-properties fo:language="cs" fo:country="CZ" fo:font-weight="normal" officeooo:rsid="006c22a4" style:font-weight-asian="normal" style:font-weight-complex="normal"/>
    </style:style>
    <style:style style:name="T9" style:family="text">
      <style:text-properties fo:language="cs" fo:country="CZ" fo:font-weight="normal" officeooo:rsid="006cd6e2" style:font-weight-asian="normal" style:font-weight-complex="normal"/>
    </style:style>
    <style:style style:name="T10" style:family="text">
      <style:text-properties fo:language="cs" fo:country="CZ" fo:font-weight="normal" officeooo:rsid="006cedb1" style:font-weight-asian="normal" style:font-weight-complex="normal"/>
    </style:style>
    <style:style style:name="T11" style:family="text">
      <style:text-properties fo:language="cs" fo:country="CZ" fo:font-weight="normal" officeooo:rsid="006dfa89" style:font-weight-asian="normal" style:font-weight-complex="normal"/>
    </style:style>
    <style:style style:name="T12" style:family="text">
      <style:text-properties fo:language="cs" fo:country="CZ" fo:font-weight="normal" officeooo:rsid="006fb5bd" style:font-weight-asian="normal" style:font-weight-complex="normal"/>
    </style:style>
    <style:style style:name="T13" style:family="text">
      <style:text-properties fo:language="cs" fo:country="CZ" fo:font-weight="normal" officeooo:rsid="0071a274" style:font-weight-asian="normal" style:font-weight-complex="normal"/>
    </style:style>
    <style:style style:name="T14" style:family="text">
      <style:text-properties fo:language="cs" fo:country="CZ" fo:font-weight="normal" officeooo:rsid="00728b2e" style:font-weight-asian="normal" style:font-weight-complex="normal"/>
    </style:style>
    <style:style style:name="T15" style:family="text">
      <style:text-properties fo:language="cs" fo:country="CZ" fo:font-weight="normal" officeooo:rsid="00754037" style:font-weight-asian="normal" style:font-weight-complex="normal"/>
    </style:style>
    <style:style style:name="T16" style:family="text">
      <style:text-properties fo:language="cs" fo:country="CZ" fo:font-weight="normal" officeooo:rsid="00768841" style:font-weight-asian="normal" style:font-weight-complex="normal"/>
    </style:style>
    <style:style style:name="T17" style:family="text">
      <style:text-properties fo:language="cs" fo:country="CZ" fo:font-weight="normal" officeooo:rsid="00799cd8" style:font-weight-asian="normal" style:font-weight-complex="normal"/>
    </style:style>
    <style:style style:name="T18" style:family="text">
      <style:text-properties fo:language="cs" fo:country="CZ" fo:font-weight="bold" officeooo:rsid="00728b2e" style:font-weight-asian="bold" style:font-weight-complex="bold"/>
    </style:style>
    <style:style style:name="T19" style:family="text">
      <style:text-properties officeooo:rsid="002f6e03"/>
    </style:style>
    <style:style style:name="T20" style:family="text">
      <style:text-properties officeooo:rsid="003037c8"/>
    </style:style>
    <style:style style:name="T21" style:family="text">
      <style:text-properties officeooo:rsid="00303d78"/>
    </style:style>
    <style:style style:name="T22" style:family="text">
      <style:text-properties officeooo:rsid="0031d128"/>
    </style:style>
    <style:style style:name="T23" style:family="text">
      <style:text-properties officeooo:rsid="0032f81f"/>
    </style:style>
    <style:style style:name="T24" style:family="text">
      <style:text-properties officeooo:rsid="0034b274"/>
    </style:style>
    <style:style style:name="T25" style:family="text">
      <style:text-properties officeooo:rsid="0035031d"/>
    </style:style>
    <style:style style:name="T26" style:family="text">
      <style:text-properties officeooo:rsid="0036b343"/>
    </style:style>
    <style:style style:name="T27" style:family="text">
      <style:text-properties officeooo:rsid="00387b69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99bf3" style:font-weight-asian="normal" style:font-weight-complex="normal"/>
    </style:style>
    <style:style style:name="T30" style:family="text">
      <style:text-properties fo:font-weight="normal" officeooo:rsid="003a6e9c" style:font-weight-asian="normal" style:font-weight-complex="normal"/>
    </style:style>
    <style:style style:name="T31" style:family="text">
      <style:text-properties fo:font-weight="normal" officeooo:rsid="003ba3e4" style:font-weight-asian="normal" style:font-weight-complex="normal"/>
    </style:style>
    <style:style style:name="T32" style:family="text">
      <style:text-properties fo:font-weight="normal" officeooo:rsid="003c98b9" style:font-weight-asian="normal" style:font-weight-complex="normal"/>
    </style:style>
    <style:style style:name="T33" style:family="text">
      <style:text-properties fo:font-weight="normal" officeooo:rsid="003d56c0" style:font-weight-asian="normal" style:font-weight-complex="normal"/>
    </style:style>
    <style:style style:name="T34" style:family="text">
      <style:text-properties fo:font-weight="normal" officeooo:rsid="003f0542" style:font-weight-asian="normal" style:font-weight-complex="normal"/>
    </style:style>
    <style:style style:name="T35" style:family="text">
      <style:text-properties fo:font-weight="normal" officeooo:rsid="00387b69" style:font-weight-asian="normal" style:font-weight-complex="normal"/>
    </style:style>
    <style:style style:name="T36" style:family="text">
      <style:text-properties fo:font-weight="normal" officeooo:rsid="00407ede" style:font-weight-asian="normal" style:font-weight-complex="normal"/>
    </style:style>
    <style:style style:name="T37" style:family="text">
      <style:text-properties fo:font-weight="normal" officeooo:rsid="004096e5" style:font-weight-asian="normal" style:font-weight-complex="normal"/>
    </style:style>
    <style:style style:name="T38" style:family="text">
      <style:text-properties fo:font-weight="normal" officeooo:rsid="004182fa" style:font-weight-asian="normal" style:font-weight-complex="normal"/>
    </style:style>
    <style:style style:name="T39" style:family="text">
      <style:text-properties fo:font-weight="normal" officeooo:rsid="00419687" style:font-weight-asian="normal" style:font-weight-complex="normal"/>
    </style:style>
    <style:style style:name="T40" style:family="text">
      <style:text-properties fo:font-weight="normal" officeooo:rsid="004af44d" style:font-weight-asian="normal" style:font-weight-complex="normal"/>
    </style:style>
    <style:style style:name="T41" style:family="text">
      <style:text-properties fo:font-weight="normal" officeooo:rsid="004b95cd" style:font-weight-asian="normal" style:font-weight-complex="normal"/>
    </style:style>
    <style:style style:name="T42" style:family="text">
      <style:text-properties fo:font-weight="normal" officeooo:rsid="004fee3b" style:font-weight-asian="normal" style:font-weight-complex="normal"/>
    </style:style>
    <style:style style:name="T43" style:family="text">
      <style:text-properties fo:font-weight="normal" officeooo:rsid="00528d87" style:font-weight-asian="normal" style:font-weight-complex="normal"/>
    </style:style>
    <style:style style:name="T44" style:family="text">
      <style:text-properties fo:font-weight="normal" officeooo:rsid="00542003" style:font-weight-asian="normal" style:font-weight-complex="normal"/>
    </style:style>
    <style:style style:name="T45" style:family="text">
      <style:text-properties fo:font-weight="normal" officeooo:rsid="0054c54b" style:font-weight-asian="normal" style:font-weight-complex="normal"/>
    </style:style>
    <style:style style:name="T46" style:family="text">
      <style:text-properties fo:font-weight="normal" officeooo:rsid="0056a465" style:font-weight-asian="normal" style:font-weight-complex="normal"/>
    </style:style>
    <style:style style:name="T47" style:family="text">
      <style:text-properties fo:font-weight="normal" officeooo:rsid="0057dbad" style:font-weight-asian="normal" style:font-weight-complex="normal"/>
    </style:style>
    <style:style style:name="T48" style:family="text">
      <style:text-properties fo:font-weight="normal" officeooo:rsid="005954f6" style:font-weight-asian="normal" style:font-weight-complex="normal"/>
    </style:style>
    <style:style style:name="T49" style:family="text">
      <style:text-properties fo:font-weight="normal" officeooo:rsid="005ae030" style:font-weight-asian="normal" style:font-weight-complex="normal"/>
    </style:style>
    <style:style style:name="T50" style:family="text">
      <style:text-properties fo:font-weight="normal" officeooo:rsid="006078d8" style:font-weight-asian="normal" style:font-weight-complex="normal"/>
    </style:style>
    <style:style style:name="T51" style:family="text">
      <style:text-properties fo:font-weight="normal" officeooo:rsid="00611c03" style:font-weight-asian="normal" style:font-weight-complex="normal"/>
    </style:style>
    <style:style style:name="T52" style:family="text">
      <style:text-properties fo:font-weight="normal" officeooo:rsid="0061ddc0" style:font-weight-asian="normal" style:font-weight-complex="normal"/>
    </style:style>
    <style:style style:name="T53" style:family="text">
      <style:text-properties fo:font-weight="normal" officeooo:rsid="0063b6dd" style:font-weight-asian="normal" style:font-weight-complex="normal"/>
    </style:style>
    <style:style style:name="T54" style:family="text">
      <style:text-properties fo:font-weight="normal" officeooo:rsid="006539ba" style:font-weight-asian="normal" style:font-weight-complex="normal"/>
    </style:style>
    <style:style style:name="T55" style:family="text">
      <style:text-properties fo:font-weight="normal" officeooo:rsid="006540fa" style:font-weight-asian="normal" style:font-weight-complex="normal"/>
    </style:style>
    <style:style style:name="T56" style:family="text">
      <style:text-properties fo:font-weight="normal" officeooo:rsid="0068c192" style:font-weight-asian="normal" style:font-weight-complex="normal"/>
    </style:style>
    <style:style style:name="T57" style:family="text">
      <style:text-properties fo:font-weight="normal" officeooo:rsid="0068ab2e" style:font-weight-asian="normal" style:font-weight-complex="normal"/>
    </style:style>
    <style:style style:name="T58" style:family="text">
      <style:text-properties fo:font-weight="normal" officeooo:rsid="00799cd8" style:font-weight-asian="normal" style:font-weight-complex="normal"/>
    </style:style>
    <style:style style:name="T59" style:family="text">
      <style:text-properties officeooo:rsid="003f0542"/>
    </style:style>
    <style:style style:name="T60" style:family="text">
      <style:text-properties officeooo:rsid="00419687"/>
    </style:style>
    <style:style style:name="T61" style:family="text">
      <style:text-properties officeooo:rsid="0041ac73"/>
    </style:style>
    <style:style style:name="T62" style:family="text">
      <style:text-properties officeooo:rsid="0041e450"/>
    </style:style>
    <style:style style:name="T63" style:family="text">
      <style:text-properties officeooo:rsid="00423be4"/>
    </style:style>
    <style:style style:name="T64" style:family="text">
      <style:text-properties officeooo:rsid="0042fbd2"/>
    </style:style>
    <style:style style:name="T65" style:family="text">
      <style:text-properties officeooo:rsid="00436bd9"/>
    </style:style>
    <style:style style:name="T66" style:family="text">
      <style:text-properties officeooo:rsid="0044c08e"/>
    </style:style>
    <style:style style:name="T67" style:family="text">
      <style:text-properties officeooo:rsid="00487b07"/>
    </style:style>
    <style:style style:name="T68" style:family="text">
      <style:text-properties officeooo:rsid="004af44d"/>
    </style:style>
    <style:style style:name="T69" style:family="text">
      <style:text-properties officeooo:rsid="004b992e"/>
    </style:style>
    <style:style style:name="T70" style:family="text">
      <style:text-properties officeooo:rsid="004bd231"/>
    </style:style>
    <style:style style:name="T71" style:family="text">
      <style:text-properties officeooo:rsid="004d317f"/>
    </style:style>
    <style:style style:name="T72" style:family="text">
      <style:text-properties officeooo:rsid="004ea3ec"/>
    </style:style>
    <style:style style:name="T73" style:family="text">
      <style:text-properties officeooo:rsid="004fee3b"/>
    </style:style>
    <style:style style:name="T74" style:family="text">
      <style:text-properties officeooo:rsid="00509dfe"/>
    </style:style>
    <style:style style:name="T75" style:family="text">
      <style:text-properties officeooo:rsid="00528d87"/>
    </style:style>
    <style:style style:name="T76" style:family="text">
      <style:text-properties officeooo:rsid="0055bd7b"/>
    </style:style>
    <style:style style:name="T77" style:family="text">
      <style:text-properties officeooo:rsid="0061ddc0"/>
    </style:style>
    <style:style style:name="T78" style:family="text">
      <style:text-properties officeooo:rsid="0068c192"/>
    </style:style>
    <style:style style:name="T79" style:family="text">
      <style:text-properties officeooo:rsid="006904df"/>
    </style:style>
    <style:style style:name="T80" style:family="text">
      <style:text-properties officeooo:rsid="00697b09"/>
    </style:style>
    <style:style style:name="T81" style:family="text">
      <style:text-properties officeooo:rsid="006b5594"/>
    </style:style>
    <style:style style:name="T82" style:family="text">
      <style:text-properties officeooo:rsid="006c22a4"/>
    </style:style>
    <style:style style:name="T83" style:family="text">
      <style:text-properties officeooo:rsid="007427b6"/>
    </style:style>
    <style:style style:name="T84" style:family="text">
      <style:text-properties officeooo:rsid="0075c5f3"/>
    </style:style>
    <style:style style:name="T85" style:family="text">
      <style:text-properties officeooo:rsid="00768841"/>
    </style:style>
    <style:style style:name="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_Toc415_1285551830" text:style-name="Index_20_Link" text:visited-style-name="Index_20_Link">Pondělí<text:tab/>2</text:a></text:p>
          <text:p text:style-name="P14"><text:a xlink:type="simple" xlink:href="#__RefHeading___Toc518_1285551830" text:style-name="Index_20_Link" text:visited-style-name="Index_20_Link">Dopoledne<text:tab/>2</text:a></text:p>
          <text:p text:style-name="P15"><text:a xlink:type="simple" xlink:href="#__RefHeading___Toc494_1285551830" text:style-name="Index_20_Link" text:visited-style-name="Index_20_Link">Učení se jmen s míčky<text:tab/>2</text:a></text:p>
          <text:p text:style-name="P15"><text:a xlink:type="simple" xlink:href="#__RefHeading___Toc496_1285551830" text:style-name="Index_20_Link" text:visited-style-name="Index_20_Link">Chodící a povídací seznamovačka<text:tab/>2</text:a></text:p>
          <text:p text:style-name="P15"><text:a xlink:type="simple" xlink:href="#__RefHeading___Toc520_1285551830" text:style-name="Index_20_Link" text:visited-style-name="Index_20_Link">Povídání obecně o informatice<text:tab/>2</text:a></text:p>
          <text:p text:style-name="P15"><text:a xlink:type="simple" xlink:href="#__RefHeading___Toc522_1285551830" text:style-name="Index_20_Link" text:visited-style-name="Index_20_Link">Instrukce pro ovládání pohybu člověka<text:tab/>3</text:a></text:p>
          <text:p text:style-name="P15"><text:a xlink:type="simple" xlink:href="#__RefHeading___Toc657_1285551830" text:style-name="Index_20_Link" text:visited-style-name="Index_20_Link">Úvod o počítači<text:tab/>3</text:a></text:p>
          <text:p text:style-name="P14"><text:a xlink:type="simple" xlink:href="#__RefHeading___Toc659_1285551830" text:style-name="Index_20_Link" text:visited-style-name="Index_20_Link">Odpoledne<text:tab/>3</text:a></text:p>
          <text:p text:style-name="P15"><text:a xlink:type="simple" xlink:href="#__RefHeading___Toc661_1285551830" text:style-name="Index_20_Link" text:visited-style-name="Index_20_Link">Poznávačka komponent počítače<text:tab/>3</text:a></text:p>
          <text:p text:style-name="P15"><text:a xlink:type="simple" xlink:href="#__RefHeading___Toc663_1285551830" text:style-name="Index_20_Link" text:visited-style-name="Index_20_Link">Úvod k programování a programovacím jazykům<text:tab/>3</text:a></text:p>
          <text:p text:style-name="P15"><text:a xlink:type="simple" xlink:href="#__RefHeading___Toc665_1285551830" text:style-name="Index_20_Link" text:visited-style-name="Index_20_Link">Ovládej svého člověka<text:tab/>4</text:a></text:p>
          <text:p text:style-name="P15"><text:a xlink:type="simple" xlink:href="#__RefHeading___Toc834_3956565641" text:style-name="Index_20_Link" text:visited-style-name="Index_20_Link">Ukončovací aktivita dne<text:tab/>4</text:a></text:p>
          <text:p text:style-name="P13"><text:a xlink:type="simple" xlink:href="#__RefHeading___Toc417_1285551830" text:style-name="Index_20_Link" text:visited-style-name="Index_20_Link">Úterý<text:tab/>5</text:a></text:p>
          <text:p text:style-name="P14"><text:a xlink:type="simple" xlink:href="#__RefHeading___Toc836_3956565641" text:style-name="Index_20_Link" text:visited-style-name="Index_20_Link">Dopoledne<text:tab/>5</text:a></text:p>
          <text:p text:style-name="P15"><text:a xlink:type="simple" xlink:href="#__RefHeading___Toc838_3956565641" text:style-name="Index_20_Link" text:visited-style-name="Index_20_Link">Chodící a povídací rozehřívačka<text:tab/>5</text:a></text:p>
          <text:p text:style-name="P15"><text:a xlink:type="simple" xlink:href="#__RefHeading___Toc840_3956565641" text:style-name="Index_20_Link" text:visited-style-name="Index_20_Link">Úvod ke kódování v binární soustavě<text:tab/>5</text:a></text:p>
          <text:p text:style-name="P15"><text:a xlink:type="simple" xlink:href="#__RefHeading___Toc842_3956565641" text:style-name="Index_20_Link" text:visited-style-name="Index_20_Link">Prakticky kódování v binární soustavě a v UTF<text:tab/>5</text:a></text:p>
          <text:p text:style-name="P14"><text:a xlink:type="simple" xlink:href="#__RefHeading___Toc844_3956565641" text:style-name="Index_20_Link" text:visited-style-name="Index_20_Link">Odpoledne<text:tab/>5</text:a></text:p>
        </text:index-body>
      </text:table-of-content>
      <text:p text:style-name="Standard"/>
      <text:h text:style-name="P16" text:outline-level="1"><text:bookmark-start text:name="__RefHeading___Toc415_1285551830"/>P<text:span text:style-name="T77">ondělí</text:span><text:bookmark-end text:name="__RefHeading___Toc415_1285551830"/></text:h>
      <text:h text:style-name="P18" text:outline-level="2"><text:bookmark-start text:name="__RefHeading___Toc518_1285551830"/>Dopoledne<text:bookmark-end text:name="__RefHeading___Toc518_1285551830"/></text:h>
      <text:p text:style-name="P11"><text:span text:style-name="T66">Čas trávíme venku, pokud to půjde, ideálně někde ve stínu. Mezi druhou a třetí aktivitou bude svačina (pokud by nevycházelo tak můžeme začít i třetí aktivitu). Po skončení poslední dopolední aktivity jdeme společně na oběd. </text:span>Dopoledne strávíme seznamováním se a povídáním o tom, co to vlastně informatika je <text:span text:style-name="T66">a taky o tom co je to počítač</text:span>, k tomu pomůžou aktivity jako <text:span text:style-name="T27">(první bude probíhat </text:span><text:span text:style-name="T59">v pořadí </text:span><text:span text:style-name="T27">první):</text:span></text:p>
      <text:h text:style-name="P21" text:outline-level="3"><text:bookmark-start text:name="__RefHeading___Toc494_1285551830"/>Učení se jmen s míčky<text:bookmark-end text:name="__RefHeading___Toc494_1285551830"/></text:h>
      <text:p text:style-name="P9"><text:span text:style-name="T24">Postavíme se do kolečka, projedeme si svoje jména. Následně </text:span><text:span text:style-name="T25">si házíme míčky a vždy řekneme jméno toho, komu ho háži a jdu na jeho místo v kroužku, takto pořád dokola. Vedoucí hlídá aby se prostřídali všechny děti. Postupně přidáváme víc míčku do té doby než je z toho kompletní chaos, pak končíme. Odhadovaný čas je zhruba 15 </text:span><text:span text:style-name="T60">až </text:span><text:span text:style-name="T26">20</text:span><text:span text:style-name="T25"> minut. </text:span><text:span text:style-name="T26">(je to úplná klasika ale nesmí to chybět abychom věděli svá jména)</text:span></text:p>
      <text:h text:style-name="P21" text:outline-level="3"><text:bookmark-start text:name="__RefHeading___Toc496_1285551830"/><text:span text:style-name="T20">Chodící</text:span> <text:span text:style-name="T20">a povídací </text:span>seznamovačka<text:bookmark-end text:name="__RefHeading___Toc496_1285551830"/></text:h>
      <text:p text:style-name="P9"><text:span text:style-name="T19">Skupinka dětí chodí</text:span> náhodně po vyhrazením místě, vedoucí řekne stop a řekne otázku, <text:span text:style-name="T19">dítě najde </text:span>nejbližší<text:span text:style-name="T19">ho kolegu a dojdou k sobě, <text:s/></text:span>snaží se přijít na odpověď nebo odpoví <text:span text:style-name="T19">sami za</text:span> sebe na tuto otázku. Čas na jednu otázku je 30 až 90 sekund podle otázky a pokud si ještě děti povídají. <text:span text:style-name="T19">Lze zakombinovat do seznamovačky v bodě kdy si děti hledají partnera např. skákání po jedné noze, kroucení hlavou, taneček, … </text:span><text:span text:style-name="T20">Příklady vhodných otázek pro naši skupinku: </text:span><text:span text:style-name="T21">Máš notebook nebo počítač? Hraješ nějakou hru? Používáš umělou inteligenci při dělaní úkolů do školy? Na začátek aktivity otázky jako: Odkud jsi a co se ti tam líbí? Kam by ses rád podíval, </text:span><text:span text:style-name="T22">město/místo</text:span><text:span text:style-name="T21">? </text:span><text:span text:style-name="T23">Mícháš si krupicovou kaši? (a takové další klasiky). </text:span><text:span text:style-name="T24">O</text:span><text:span text:style-name="T23">dhadovaný čas je zhruba 2</text:span><text:span text:style-name="T73">5</text:span><text:span text:style-name="T23"> </text:span><text:span text:style-name="T60">až </text:span><text:span text:style-name="T23">40 minut, </text:span><text:span text:style-name="T24">zhruba 20 otázek, postupem bychom se měli dostat ke složitějším otázkám.</text:span></text:p>
      <text:h text:style-name="P21" text:outline-level="3"><text:bookmark-start text:name="__RefHeading___Toc520_1285551830"/>Povídání obecně o informatice<text:bookmark-end text:name="__RefHeading___Toc520_1285551830"/></text:h>
      <text:p text:style-name="P9"><text:span text:style-name="T35">Sedneme si někam pod strom</text:span><text:span text:style-name="T29"> do kroužku a </text:span><text:span text:style-name="T30">budeme si povídat a zamýšlet se nad informatikou. Konkrétně: Děti dostanou papíry a tužky, bude to klasické: „Co vás napadne když se řekne informatika?“. Postupně si projdeme všechny děti a zkusíme se nad tím zamyslet </text:span><text:span text:style-name="T31">a ideálně se zkusit začít diskuzi. </text:span><text:span text:style-name="T32">Měli bychom se dostat k tomu, co vše se schovává pod pojmem informatika a kde všude se dnes využívá, jak důležitý to je vědní obor atd.</text:span><text:span text:style-name="T31"> Taky v během této aktivity projdeme jaké témata by bavily děti na diskuzích další dny (např. programování počítačových her, boom umělé </text:span><text:soft-page-break/><text:span text:style-name="T31">inteligence </text:span><text:span text:style-name="T32">či vlivu sociálních sítí/ počítačových her na člověka </text:span><text:span text:style-name="T31">…)</text:span><text:span text:style-name="T30">. </text:span><text:span text:style-name="T33">Odhadovaný čas je zhruba 3</text:span><text:span text:style-name="T42">5</text:span><text:span text:style-name="T33"> </text:span><text:span text:style-name="T39">až </text:span><text:span text:style-name="T33">45 minut.</text:span></text:p>
      <text:h text:style-name="P21" text:outline-level="3" text:is-list-header="true"><text:bookmark-start text:name="__RefHeading___Toc522_1285551830"/>Instrukce pro ovládání pohybu člověka<text:bookmark-end text:name="__RefHeading___Toc522_1285551830"/></text:h>
      <text:p text:style-name="P10"><text:span text:style-name="T34">Jedná se o drobnou pohybovou aktivitu, kde se skupinka rozdělí na dvojice až trojice a společně se budou snažit přijít na co nejvíce užitečných „instrukcí“ </text:span><text:span text:style-name="T37">(příkaz typu udělej krok, zvedni ruku, ...)</text:span><text:span text:style-name="T34">, kter</text:span><text:span text:style-name="T36">ými mohou ovládat pohyb člověka (za předpokladu, že je člověk poslouchá). Jeden z dvojice/trojice bude „ovládaný“ a </text:span><text:span text:style-name="T37">společně vymyslí jaké různé instrukce jsou potřeba na jeho ovládání </text:span><text:span text:style-name="T38">a tyto instrukce by si měli členové dvojice/trojice vyzkoušet, jestli jsou všechny potřebné atd</text:span><text:span text:style-name="T37">. </text:span><text:span text:style-name="T38">Tyto instrukce si děti zapíší na papír (budeme s nimi pracovat dále). </text:span><text:span text:style-name="T39">Odhadovaný čas je </text:span><text:span text:style-name="T42">20</text:span><text:span text:style-name="T39"> až </text:span><text:span text:style-name="T42">30</text:span><text:span text:style-name="T39"> minut.</text:span></text:p>
      <text:h text:style-name="P22" text:outline-level="3"><text:bookmark-start text:name="__RefHeading___Toc657_1285551830"/><text:span text:style-name="T76">Úvod </text:span><text:span text:style-name="T61">o počítači</text:span><text:bookmark-end text:name="__RefHeading___Toc657_1285551830"/></text:h>
      <text:p text:style-name="P5"><text:span text:style-name="T62">Začneme si povídat o počítači, co označujeme jako počítač a kde všude jsou dnes počítače. Řekneme si něco o historii počítačů a </text:span><text:span text:style-name="T63">jak nás počítače ovlivňují. Aktivita bude vedena stylem diskuze, budeme se snažit nad vším zamyslet proč to tak je. </text:span><text:span text:style-name="T64">Aktivitu oživíme jednoduchou hrou s míčem, kde si házíme míč a snažíme se vymyslet odpověď na danou otázku. </text:span><text:span text:style-name="T65">Otázky vymýšlí za běhu vedoucí. Odhadovaný čas je zhruba 15 až 2</text:span><text:span text:style-name="T67">0 </text:span><text:span text:style-name="T65">minut </text:span><text:span text:style-name="T73">(popřípadě až do oběda)</text:span><text:span text:style-name="T65">. </text:span></text:p>
      <text:h text:style-name="P19" text:outline-level="2"><text:bookmark-start text:name="__RefHeading___Toc659_1285551830"/>Odpoledne<text:bookmark-end text:name="__RefHeading___Toc659_1285551830"/></text:h>
      <text:p text:style-name="P12"><text:span text:style-name="T3">Odpoledne strávíme venku, pokud to bude možné. </text:span><text:span text:style-name="T4">Začneme s více technickými aktivitami. Mezi druhou a třetí aktivitou bude </text:span><text:span text:style-name="T5">svačinka </text:span><text:span text:style-name="T6">(popřípadě během druhé aktivity si uděláme pauzu pokud bychom nestíhali)</text:span><text:span text:style-name="T5">. </text:span></text:p>
      <text:h text:style-name="P24" text:outline-level="3"><text:bookmark-start text:name="__RefHeading___Toc661_1285551830"/><text:span text:style-name="T40">Poznávačka</text:span><text:span text:style-name="T68"> </text:span><text:span text:style-name="T41">komponent</text:span><text:span text:style-name="T68"> </text:span><text:span text:style-name="T40">počítače</text:span><text:bookmark-end text:name="__RefHeading___Toc661_1285551830"/></text:h>
      <text:p text:style-name="P6">Jako vedoucí donesu počítačové komponenty, které se mi válí doma. Bude se jednat o procesor, základní desku notebooku a telefonu, zdroj, display atd. Tyhle komponenty budou rozmístěny po daném místě. Každ<text:span text:style-name="T69">é dítě si projde rozmístěné věci a zapíše si, co </text:span><text:span text:style-name="T70">to</text:span><text:span text:style-name="T69"> je ale hlavně k čemu to slouží. </text:span><text:span text:style-name="T70">Následně si vyhodnotíme kdo toho uhádl nejvíce a ten dostane drobnou cenu </text:span><text:span text:style-name="T71">(asi starou RAMku, mám jich dost). Následně se pobavíme o tom k čemu tyhle komponenty v počítači slouží a jak spolu komunikují, </text:span><text:span text:style-name="T73">více pozo</text:span><text:span text:style-name="T75">r</text:span><text:span text:style-name="T73">nosti dostane procesor</text:span><text:span text:style-name="T71">. </text:span><text:span text:style-name="T72">Odhadovaná doba je zhruba 40 až 50 minut.</text:span></text:p>
      <text:h text:style-name="P25" text:outline-level="3" text:is-list-header="true"><text:bookmark-start text:name="__RefHeading___Toc663_1285551830"/>Úvod k programování a prog<text:span text:style-name="T74">r</text:span>amovacím jazykům<text:bookmark-end text:name="__RefHeading___Toc663_1285551830"/></text:h>
      <text:p text:style-name="P7"><text:span text:style-name="T28">Aktivita formou diskuze, budeme se snažit na to jak počítač který jsme si viděli v minulé aktivitě vlastně můžeme ovládat, tím se dostaneme k programování. </text:span><text:span text:style-name="T42">Ukážeme si jak může vypadat program </text:span><text:soft-page-break/><text:span text:style-name="T42">a kód programu a co vlastně dělá. </text:span><text:span text:style-name="T43">Projdeme si pár programovacích jazyků </text:span><text:span text:style-name="T44">a k čemu se dnes používají. Představíme si koncept instrukce v počítači. </text:span><text:span text:style-name="T50">Tahle aktivita bude sloužit i k přípravě na následující aktivitu.</text:span><text:span text:style-name="T44"> </text:span><text:span text:style-name="T45">Odhadovaný doba je 30 až 40 minut.</text:span></text:p>
      <text:h text:style-name="P26" text:outline-level="3"><text:bookmark-start text:name="__RefHeading___Toc665_1285551830"/>Ovládej svého člověka<text:bookmark-end text:name="__RefHeading___Toc665_1285551830"/></text:h>
      <text:p text:style-name="P8"><text:span text:style-name="T28">Vedoucí připraví v daném prostoru start a cíl popřípadě nějaké překážky (</text:span><text:span text:style-name="T46">4</text:span><text:span text:style-name="T28"> dráhy, </text:span><text:span text:style-name="T46">vedoucí budou měřit čas průchodu, vždy se bude závodit jen na 2 drahách zároveň</text:span><text:span text:style-name="T28">). Dvojice/trojice které vymýšlely instrukce pro ovládání člověka si je vyzkouší, vyberou jednoho </text:span><text:span text:style-name="T47">(v průběhu se mohou střídat)</text:span><text:span text:style-name="T28"> „ovládaného“, zavážou mu oči a zbytek dvojice/trojice ho bude navádět od startu k cíli. „Ovládaný“ může vykonávat jen instrukce, které si vymysleli, </text:span><text:span text:style-name="T48">následně si vyzkouší i „instrukční </text:span><text:span text:style-name="T49">sady</text:span><text:span text:style-name="T48">“ </text:span><text:span text:style-name="T49">ostatních dvojic/trojic</text:span><text:span text:style-name="T28">. </text:span><text:span text:style-name="T48">Odhadovaná doba je 30 až 40 minut.</text:span></text:p>
      <text:h text:style-name="P27" text:outline-level="3"><text:bookmark-start text:name="__RefHeading___Toc834_3956565641"/>Ukončovací aktivita dne<text:bookmark-end text:name="__RefHeading___Toc834_3956565641"/></text:h>
      <text:p text:style-name="P31"><text:span text:style-name="T28">Zkusíme si ještě jednou projít svá jména. </text:span><text:span text:style-name="T49">P</text:span><text:span text:style-name="T28">rojdeme si vše co jsme se dozvěděli a probírali během dne, vedoucí bude klást otázky na ověření, že si děti něco zapamatovaly. Zmíníme se o plánu na zítra </text:span><text:span text:style-name="T51">a další dny, probereme organizační věci. Předpokládá se, že během této aktivity </text:span><text:span text:style-name="T52">budou postupně děti odcházet. Pokud bude chuť tak si zahrajeme drobnou pohybovou aktivitu. </text:span><text:span text:style-name="T53">Např. </text:span><text:span text:style-name="T54">házení míčků do obruče, vždy dvě dvojice proti sobě, snažím se trefit obruč soupeře, </text:span><text:span text:style-name="T55">děti si nahrávají</text:span><text:span text:style-name="T54">. </text:span><text:span text:style-name="T55">(nebo jakákoli na místě vymyšlená hra, </text:span><text:span text:style-name="T58">třeba vybíjená</text:span><text:span text:style-name="T55">). </text:span><text:span text:style-name="T56">Odhadovaná doba je 20 až 30 minut popřípadě kolik bude potřeba (tedy klidně i delší).</text:span></text:p>
      <text:h text:style-name="P17" text:outline-level="1"><text:bookmark-start text:name="__RefHeading___Toc417_1285551830"/><text:span text:style-name="T77">Úterý</text:span> <text:bookmark-end text:name="__RefHeading___Toc417_1285551830"/></text:h>
      <text:h text:style-name="P20" text:outline-level="2"><text:bookmark-start text:name="__RefHeading___Toc836_3956565641"/>Dopoledne<text:bookmark-end text:name="__RefHeading___Toc836_3956565641"/></text:h>
      <text:p text:style-name="P32">Začneme rozehřívací aktivitou a pak se už vrhneme na kódování čísel v binární soustavě, operace s nimi a následně kódování ASCII a UTF. <text:span text:style-name="T81">Mezi druhou a třetí aktivitou by měla být </text:span><text:span text:style-name="T82">svačinka.</text:span></text:p>
      <text:h text:style-name="P28" text:outline-level="3"><text:bookmark-start text:name="__RefHeading___Toc838_3956565641"/>Chodící a povídací rozehřívačka<text:bookmark-end text:name="__RefHeading___Toc838_3956565641"/></text:h>
      <text:p text:style-name="P33">Aktivita obdobná jako předchozí den (děti chodí po daném místě, vedoucí řekne stop a řekne otázku, ...), jen kratší a s jinými otázkami. Otázky by měli navazovat na včerejší program a <text:span text:style-name="T78">na témata která vyplynula během včerejška. Odhadovaná doba je 15 až 25 minut.</text:span></text:p>
      <text:h text:style-name="P24" text:outline-level="3"><text:bookmark-start text:name="__RefHeading___Toc840_3956565641"/><text:span text:style-name="T57">Úvod ke kódování v binární soustavě</text:span> <text:bookmark-end text:name="__RefHeading___Toc840_3956565641"/></text:h>
      <text:p text:style-name="P33">Projdeme si teoreticky <text:span text:style-name="T78">formou diskuze </text:span><text:span text:style-name="T79">(nechápe prostor pro zamyšlení, pro navrhnutí řešení a pro vypsání myšlenek dětí) </text:span><text:span text:style-name="T78">proč počítače používají </text:span><text:span text:style-name="T79">binární soustavu a proč je dobré ji umět číst i jako člověk. Vysvětlíme si jak obecně počítač ukládá informace v binární soustavě, </text:span><text:span text:style-name="T80">zkusíme přijít na to, jak se informace posílají. </text:span><text:span text:style-name="T81">Odhadovaná doba je 30 až 40 minut.</text:span></text:p>
      <text:h text:style-name="P30" text:outline-level="3"><text:bookmark-start text:name="__RefHeading___Toc842_3956565641"/><text:span text:style-name="T28">Prakticky kódování v binární soustavě a v UTF</text:span><text:bookmark-end text:name="__RefHeading___Toc842_3956565641"/></text:h>
      <text:p text:style-name="P36"><text:span text:style-name="T9">Navážeme na předchozí teoretickou aktivitu, </text:span><text:span text:style-name="T15">je to náročnější aktivita</text:span><text:span text:style-name="T9">. </text:span><text:span text:style-name="T8">Prakticky si projdeme jak funguje binární soustava, </text:span><text:span text:style-name="T9">jak se v ní počítá a zkusíme si kódování i záporných čísel pomocí dvojkového doplňku (tedy i pojem negace). Zmíníme se o </text:span><text:span text:style-name="T10">šestnáctkové soustavě a o adresaci paměti v počítači (jen velmi krátce a velmi zjednodušeně). </text:span><text:span text:style-name="T11">Vše si projdeme s dostatkem příkladů abychom se to reálně naučili. Projdeme si i jak prakticky funguje kódování znaků </text:span><text:span text:style-name="T12">v počítači (teda ASCII a UTF tabulky kódování) a zkus</text:span><text:span text:style-name="T13">í</text:span><text:span text:style-name="T12">me </text:span><text:span text:style-name="T13">si zakódovat několik vět. (Aktivita bude obsahovat i následující: děti něco napíší v binární soustavě a jiné dítě to bude luštit zpět do čísel nebo </text:span><text:span text:style-name="T14">slov</text:span><text:span text:style-name="T13">). </text:span><text:span text:style-name="T14">Odhadovaná doba je 70 až 80 minut popřípadě tak, aby to vyšlo do oběda.</text:span></text:p>
      <text:h text:style-name="Heading_20_2" text:outline-level="2"><text:bookmark-start text:name="__RefHeading___Toc844_3956565641"/><text:span text:style-name="T18">Odpoledne</text:span> <text:bookmark-end text:name="__RefHeading___Toc844_3956565641"/></text:h>
      <text:p text:style-name="P35">Odpoledne <text:span text:style-name="T83">se po obědě projdeme směrem k poděbradům a cestou si projdeme téma AI boom, později bude šifrovačka. Svačina bude mezi první a druhou aktivitou.</text:span></text:p>
      <text:h text:style-name="P29" text:outline-level="3">Procházka a diskuze AI boom</text:h>
      <text:p text:style-name="P34">Během této aktivity se projdeme směrem k Poděbradům (uvidíme jak rychle půjdeme, nemusíme tam dojít a otočit se v půlce). Půjdeme lehkým tempem a hlavně si projdeme téma AI boom. <text:soft-page-break/>Budeme se zamýšlet, kde se dnes AI využívá a kde a jak ho využívám já, každé dítě by se mělo zapojit do diskuze. Zkusíme také spolu přijít na to, jak by se AI software mohl vyvíjet v blízké budoucnosti. Tahle aktivita by měla být „na pohodu“, odpočineme si po náročném dopoledni a obědě (po něm můžeme diskuzi začít v sedě a až po chvíli vstát a vyrazit). Snažme se reálně zažehnout diskuzi, AI je aktuální a „hot“ téma, nemuselo by to být zase tak těžké. <text:span text:style-name="T84">Odhadovaná doba je </text:span><text:span text:style-name="T85">70 až 80 minut, popřípadě zkrátíme či protáhneme abychom stihli svačinu. </text:span></text:p>
      <text:h text:style-name="P23" text:outline-level="3">Šifrovačka s UTF tabulkou</text:h>
      <text:p text:style-name="P37"><text:span text:style-name="T16">V</text:span><text:span text:style-name="T7">edoucí připraví pracovní list se zakódovanými informacemi, bude se jednat například o významná jména informatiky nebo o významná čísla. Děti vyluští podle tabulky a se znalostmi z dopoledne co je zašifrováno. Podle nálady z toho můžeme udělat soutěž, kdo to zvládne nejrychleji dostane drobnost. </text:span><text:span text:style-name="T17">Následně si projdeme vyluštěné pojmy a zkusíme si o tom co jsme to vyluštili něco říci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23a96f"/>
    </style:style>
    <style:style style:name="MT2" style:family="text">
      <style:text-properties officeooo:rsid="0024a5a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5"><draw:image xlink:href="Pictures/100000010000043F0000044F6168D845.png" xlink:type="simple" xlink:show="embed" xlink:actuate="onLoad" draw:mime-type="image/png"/></draw:frame><text:s text:c="9"/>Léto teenagerů 2024</text:p>
              <text:p text:style-name="MP1"><text:s text:c="9"/><text:span text:style-name="MT1">(8. až 12. </text:span><text:span text:style-name="MT2">července</text:span><text:span text:style-name="MT1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-start text:name="PageNumWizard_FOOTER_Default Page Style1 Copy 1"/><text:page-number text:select-page="current">6</text:page-number><text:bookmark-end text:name="PageNumWizard_FOOTER_Default Page Style1 Copy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4:43:24.596876271</meta:creation-date>
    <dc:title>primestak_2024</dc:title>
    <meta:editing-duration>PT5H54M35S</meta:editing-duration>
    <meta:editing-cycles>3</meta:editing-cycles>
    <meta:generator>LibreOffice/7.6.7.2$Linux_X86_64 LibreOffice_project/60$Build-2</meta:generator>
    <dc:date>2024-06-21T22:31:50.226038918</dc:date>
    <meta:document-statistic meta:table-count="1" meta:image-count="1" meta:object-count="0" meta:page-count="6" meta:paragraph-count="61" meta:word-count="1565" meta:character-count="9524" meta:non-whitespace-character-count="7994"/>
    <meta:template xlink:type="simple" xlink:actuate="onRequest" xlink:title="primestak_2024" xlink:href="../../../.config/libreoffice/4/user/template/primestak_2024.ott" meta:date="2024-06-20T14:43:24.217560882"/>
  </office:meta>
</office:document-meta>
</file>